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a213" officeooo:paragraph-rsid="0010a213"/>
    </style:style>
    <style:style style:name="P2" style:family="paragraph" style:parent-style-name="Standard">
      <style:text-properties officeooo:paragraph-rsid="00139242"/>
    </style:style>
    <style:style style:name="P3" style:family="paragraph" style:parent-style-name="Table_20_Contents">
      <style:text-properties officeooo:rsid="000fbacc" officeooo:paragraph-rsid="00139242"/>
    </style:style>
    <style:style style:name="P4" style:family="paragraph" style:parent-style-name="Table">
      <style:text-properties officeooo:paragraph-rsid="00139242"/>
    </style:style>
    <style:style style:name="P5" style:family="paragraph" style:parent-style-name="Standard">
      <style:text-properties officeooo:paragraph-rsid="0010a213"/>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text:display="none"/>
    </style:style>
    <style:style style:name="T2" style:family="text">
      <style:text-properties style:text-position="super 58%"/>
    </style:style>
    <style:style style:name="T3" style:family="text">
      <style:text-properties style:text-position="super 58%" officeooo:rsid="00139242"/>
    </style:style>
    <style:style style:name="T4" style:family="text">
      <style:text-properties style:text-position="super 58%" officeooo:rsid="000fc4b4"/>
    </style:style>
    <style:style style:name="T5" style:family="text">
      <style:text-properties style:text-position="sub 58%"/>
    </style:style>
    <style:style style:name="T6" style:family="text">
      <style:text-properties style:text-position="sub 58%" officeooo:rsid="00139242"/>
    </style:style>
    <style:style style:name="T7" style:family="text">
      <style:text-properties style:text-position="0% 100%" officeooo:rsid="00139242"/>
    </style:style>
    <style:style style:name="T8" style:family="text">
      <style:text-properties officeooo:rsid="0010a213"/>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841_1401237328" text:style-name="Index_20_Link" text:visited-style-name="Index_20_Link">1 He heard<text:tab/>1</text:a></text:p>
          <text:p text:style-name="P7"><text:a xlink:type="simple" xlink:href="#__RefHeading__843_1401237328" text:style-name="Index_20_Link" text:visited-style-name="Index_20_Link">1.A just </text:a><text:a xlink:type="simple" xlink:href="#__RefHeading__843_1401237328" text:style-name="Index_20_Link" text:visited-style-name="Index_20_Link"><text:span text:style-name="T2">after</text:span></text:a><text:a xlink:type="simple" xlink:href="#__RefHeading__843_1401237328" text:style-name="Index_20_Link" text:visited-style-name="Index_20_Link"> he<text:tab/>1</text:a></text:p>
          <text:p text:style-name="P6"><text:a xlink:type="simple" xlink:href="#__RefHeading__845_1401237328" text:style-name="Index_20_Link" text:visited-style-name="Index_20_Link">2 those </text:a><text:a xlink:type="simple" xlink:href="#__RefHeading__845_1401237328" text:style-name="Index_20_Link" text:visited-style-name="Index_20_Link"><text:span text:style-name="T5">cuffs</text:span></text:a><text:a xlink:type="simple" xlink:href="#__RefHeading__845_1401237328" text:style-name="Index_20_Link" text:visited-style-name="Index_20_Link"> on<text:tab/>1</text:a></text:p>
          <text:p text:style-name="P7"><text:a xlink:type="simple" xlink:href="#__RefHeading__847_1401237328" text:style-name="Index_20_Link" text:visited-style-name="Index_20_Link">2.A He tried to<text:tab/>1</text:a></text:p>
        </text:index-body>
      </text:table-of-content>
      <text:p text:style-name="Standard"/>
      <text:p text:style-name="Standard"/>
      <text:h text:style-name="Heading_20_1" text:outline-level="1"><text:bookmark-start text:name="__RefHeading__841_1401237328"/>He heard <text:bookmark-end text:name="__RefHeading__841_1401237328"/></text:h>
      <text:p text:style-name="P1">quiet steps behind him. That didn't bode well. Who could be following him this late at night and in this deadbeat part of town? And at this particular moment, </text:p>
      <text:h text:style-name="Heading_20_2" text:outline-level="2"><text:bookmark-start text:name="__RefHeading__843_1401237328"/>just <text:span text:style-name="T2">after</text:span> he <text:bookmark-end text:name="__RefHeading__843_1401237328"/></text:h>
      <text:p text:style-name="P1">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ext:p>
      <text:h text:style-name="Heading_20_1" text:outline-level="1"><text:bookmark-start text:name="__RefHeading__845_1401237328"/>those <text:span text:style-name="T5">cuffs</text:span> on <text:bookmark-end text:name="__RefHeading__845_1401237328"/></text:h>
      <text:p text:style-name="P1">his wrists? He nervously looked all around. Suddenly he saw the alley. Like lightning he darted off to the left and disappeared between the two warehouses almost falling over the trash can lying in the middle of the sidewalk. </text:p>
      <text:h text:style-name="Heading_20_2" text:outline-level="2"><text:bookmark-start text:name="__RefHeading__847_1401237328"/>He tried to <text:bookmark-end text:name="__RefHeading__847_1401237328"/></text:h>
      <text:p text:style-name="P5"><text:span text:style-name="T8">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A"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 Nouws</meta:initial-creator>
    <meta:creation-date>2014-09-12T14:23:47.599709418</meta:creation-date>
    <dc:date>2017-10-02T09:20:47.216379672</dc:date>
    <meta:editing-duration>PT28M15S</meta:editing-duration>
    <meta:editing-cycles>5</meta:editing-cycles>
    <meta:generator>LibreOffice/5.4.1.2.0$Linux_X86_64 LibreOffice_project/40m0$Build-2</meta:generator>
    <meta:document-statistic meta:table-count="0" meta:image-count="0" meta:object-count="0" meta:page-count="1" meta:paragraph-count="13" meta:word-count="317" meta:character-count="1631" meta:non-whitespace-character-count="1324"/>
  </office:meta>
</office:document-meta>
</file>